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Mono" officeooo:rsid="001742bb" officeooo:paragraph-rsid="001742bb"/>
    </style:style>
    <style:style style:name="P2" style:family="paragraph" style:parent-style-name="Standard">
      <style:text-properties style:font-name="Liberation Mono" fo:language="en" fo:country="US" officeooo:rsid="001742bb" officeooo:paragraph-rsid="001742bb"/>
    </style:style>
    <style:style style:name="P3" style:family="paragraph" style:parent-style-name="Standard">
      <style:text-properties style:font-name="Liberation Mono" fo:language="en" fo:country="US" officeooo:rsid="001788c7" officeooo:paragraph-rsid="001904ef"/>
    </style:style>
    <style:style style:name="P4" style:family="paragraph" style:parent-style-name="Standard">
      <style:text-properties style:font-name="Liberation Mono" fo:language="en" fo:country="US" officeooo:rsid="0019933e" officeooo:paragraph-rsid="0019933e"/>
    </style:style>
    <style:style style:name="P5" style:family="paragraph" style:parent-style-name="Standard">
      <style:text-properties style:font-name="Liberation Mono" fo:language="en" fo:country="US" officeooo:rsid="001904ef" officeooo:paragraph-rsid="001904ef"/>
    </style:style>
    <style:style style:name="P6" style:family="paragraph" style:parent-style-name="Standard">
      <style:text-properties style:font-name="Liberation Mono" fo:language="en" fo:country="US" officeooo:rsid="001904ef" officeooo:paragraph-rsid="001d02ad"/>
    </style:style>
    <style:style style:name="P7" style:family="paragraph" style:parent-style-name="Standard">
      <style:text-properties style:font-name="Liberation Mono" fo:language="en" fo:country="US" officeooo:rsid="001904ef" officeooo:paragraph-rsid="001fae7a"/>
    </style:style>
    <style:style style:name="P8" style:family="paragraph" style:parent-style-name="Standard">
      <style:text-properties style:font-name="Liberation Mono" fo:language="en" fo:country="US" officeooo:rsid="001788c7" officeooo:paragraph-rsid="001d02ad"/>
    </style:style>
    <style:style style:name="P9" style:family="paragraph" style:parent-style-name="Standard">
      <style:text-properties style:font-name="Liberation Mono" fo:language="en" fo:country="US" officeooo:rsid="001788c7" officeooo:paragraph-rsid="0021b53a"/>
    </style:style>
    <style:style style:name="P10" style:family="paragraph" style:parent-style-name="Standard">
      <style:text-properties style:font-name="Liberation Mono" fo:language="en" fo:country="US" officeooo:rsid="0020571c" officeooo:paragraph-rsid="0020571c"/>
    </style:style>
    <style:style style:name="T1" style:family="text">
      <style:text-properties officeooo:rsid="001904ef"/>
    </style:style>
    <style:style style:name="T2" style:family="text">
      <style:text-properties officeooo:rsid="001c64b3"/>
    </style:style>
    <style:style style:name="T3" style:family="text">
      <style:text-properties officeooo:rsid="001d02ad"/>
    </style:style>
    <style:style style:name="T4" style:family="text">
      <style:text-properties officeooo:rsid="0021b53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ME IS NOT ONLY A BUTTON</text:p>
      <text:p text:style-name="P1"/>
      <text:p text:style-name="P9">Being aware of how technology is shaping our lives it wouldn’t be strange that we would forget what <text:span text:style-name="T4">is behind the words that inspire the name of several technological nomenclature</text:span>.</text:p>
      <text:p text:style-name="P9"><text:s/></text:p>
      <text:p text:style-name="P8">The titles point to the <text:span text:style-name="T1">differences</text:span> that could occur to our current <text:span text:style-name="T1">reality</text:span>, or <text:span text:style-name="T1">better the one few</text:span> generations before<text:span text:style-name="T1">,</text:span> and <text:span text:style-name="T1">to the </text:span>constantly <text:span text:style-name="T1">swapping</text:span> to <text:span text:style-name="T1">augmented, expanded, virtual, digital,</text:span> memory, <text:span text:style-name="T1">senses, identities and again “reality” </text:span>that we are <text:span text:style-name="T1">exponentially acquiring. When this new digital real will override the way some things were conceived as normal, basic or insignificant, perhaps no longer we would have a hint of what we had left behind.</text:span></text:p>
      <text:p text:style-name="P3"/>
      <text:p text:style-name="P6">T<text:span text:style-name="T2">he media we generate is a reflection on what are the desires we want to become true. Due to the fact that we constantly are exposed to conceive the people and our context through the prism of the digital, where not only it gets altered but also decontextualize, the fundamental matter of the targets we pursue get also distorted and misunderstood. </text:span></text:p>
      <text:p text:style-name="P6"/>
      <text:p text:style-name="P7"><text:span text:style-name="T3">So the aim of the project is to create an imaginary of the wishes we want, the ones we usually deal with in our communication with the present people surrounding us, but specially the ones that can not contrast the information we are giving. How others receive our messages is the starting point of the project to work on, show the images <text:s/>and the sounds as our wish transform reality to what it would like it to be. In a very simplistic way, we would be very successful, we would be very secure, and we would have all we desire. </text:span></text:p>
      <text:p text:style-name="P7"/>
      <text:p text:style-name="P7"><text:span text:style-name="T3">And then search for another imaginary, where most of it would have place only for the things we don’t use to represent or think about but still makes us feel home, even though they are not beautiful, appealing or we don't feel sure about.</text:span></text:p>
      <text:p text:style-name="P5"/>
      <text:p text:style-name="P10">Either both imaginaries can be made out of any wish, memory, feeling, image, sound, or practice. The documentation would take place by mobile phones either by sending the captures or recordings or by sending the sharing the ideas or thoughts. Within this process it would be created a<text:span text:style-name="T4">n archive either as a short documentary, an exhibition, a publication or a platform where the project will go further in other locations.</text:spa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3T20:18:10.657625725</meta:creation-date>
    <dc:date>2017-12-14T01:08:30.513270799</dc:date>
    <meta:editing-duration>PT10M49S</meta:editing-duration>
    <meta:editing-cycles>2</meta:editing-cycles>
    <meta:generator>LibreOffice/5.4.3.2$Linux_X86_64 LibreOffice_project/40m0$Build-2</meta:generator>
    <meta:document-statistic meta:table-count="0" meta:image-count="0" meta:object-count="0" meta:page-count="1" meta:paragraph-count="8" meta:word-count="384" meta:character-count="2197" meta:non-whitespace-character-count="1816"/>
  </office:meta>
</office:document-meta>
</file>